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ono Caps" svg:font-family="'Latin Modern Mono Caps'" style:font-pitch="fixed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2" style:family="graphic" style:parent-style-name="standard">
      <style:graphic-properties svg:stroke-color="#ffffff" draw:fill-color="#ff3333" draw:textarea-horizontal-align="justify" draw:textarea-vertical-align="middle" draw:auto-grow-height="false" fo:min-height="0.55cm" fo:min-width="7.4cm"/>
    </style:style>
    <style:style style:name="gr3" style:family="graphic" style:parent-style-name="standard">
      <style:graphic-properties svg:stroke-color="#ffffff" draw:fill-color="#ff3333" draw:textarea-horizontal-align="justify" draw:textarea-vertical-align="middle" draw:auto-grow-height="false" fo:min-height="0.55cm" fo:min-width="3.9cm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0.55cm" fo:min-width="3.3cm"/>
    </style:style>
    <style:style style:name="gr5" style:family="graphic" style:parent-style-name="standard">
      <style:graphic-properties svg:stroke-color="#ff3333" draw:fill-color="#ffffff" draw:textarea-horizontal-align="justify" draw:textarea-vertical-align="top" draw:auto-grow-height="false" fo:min-height="1.15cm" fo:min-width="3.3cm"/>
    </style:style>
    <style:style style:name="gr6" style:family="graphic" style:parent-style-name="standard">
      <style:graphic-properties svg:stroke-color="#ff3333" draw:fill-color="#ffffff" draw:textarea-horizontal-align="justify" draw:textarea-vertical-align="top" draw:auto-grow-height="false" fo:min-height="2.55cm" fo:min-width="3.973cm"/>
    </style:style>
    <style:style style:name="gr7" style:family="graphic" style:parent-style-name="standard">
      <style:graphic-properties svg:stroke-color="#ff3333" draw:fill-color="#ffffff" draw:textarea-horizontal-align="justify" draw:textarea-vertical-align="top" draw:auto-grow-height="false" fo:min-height="2.05cm" fo:min-width="3.97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draw:stroke="solid" svg:stroke-color="#ff3333" draw:marker-end="Arrow" draw:marker-end-width="0.2cm" draw:fill="none" draw:textarea-vertical-align="middle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</style:style>
    <style:style style:name="gr13" style:family="graphic" style:parent-style-name="standard">
      <style:graphic-properties svg:stroke-width="0.2cm" svg:stroke-color="#ff3333" draw:marker-start-width="0.8cm" draw:marker-end-width="0.8cm" draw:fill-color="#ffcc99" draw:textarea-horizontal-align="justify" draw:textarea-vertical-align="top" draw:auto-grow-height="false" fo:min-height="1.25cm" fo:min-width="3.2cm" fo:padding-top="0.225cm" fo:padding-bottom="0.225cm" fo:padding-left="0.35cm" fo:padding-right="0.35cm"/>
    </style:style>
    <style:style style:name="gr14" style:family="graphic" style:parent-style-name="standard">
      <style:graphic-properties svg:stroke-color="#ff3333" draw:fill-color="#ffffff" draw:textarea-horizontal-align="justify" draw:textarea-vertical-align="top" draw:auto-grow-height="false" fo:min-height="1.15cm" fo:min-width="3.1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 draw:fill-color="#ffffff"/>
      <style:text-properties fo:color="#ce181e" style:font-name="Latin Modern Mono Caps" fo:font-size="12pt" fo:font-weight="bold" style:font-size-asian="12pt" style:font-weight-asian="bold" style:font-size-complex="12pt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-color="#ff3333"/>
      <style:paragraph-properties fo:text-align="center"/>
      <style:text-properties fo:color="#ffffff" fo:font-weight="bold" style:font-weight-asian="bold" style:font-weight-complex="bold"/>
    </style:style>
    <style:style style:name="P4" style:family="paragraph">
      <loext:graphic-properties draw:fill-color="#ffffff"/>
      <style:paragraph-properties fo:text-align="center"/>
      <style:text-properties fo:color="#333333" style:font-name="Latin Modern Mono Caps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  <style:text-properties fo:color="#000000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  <style:text-properties fo:color="#cccccc"/>
    </style:style>
    <style:style style:name="P10" style:family="paragraph">
      <style:text-properties fo:font-size="12pt"/>
    </style:style>
    <style:style style:name="P11" style:family="paragraph">
      <style:paragraph-properties fo:text-align="center"/>
      <style:text-properties fo:font-size="18pt"/>
    </style:style>
    <style:style style:name="P12" style:family="paragraph">
      <loext:graphic-properties draw:fill-color="#ff3333"/>
      <style:paragraph-properties fo:text-align="center"/>
      <style:text-properties fo:color="#ffffff" fo:font-size="18pt" fo:font-weight="bold" style:font-weight-asian="bold" style:font-weight-complex="bold"/>
    </style:style>
    <style:style style:name="P13" style:family="paragraph">
      <loext:graphic-properties draw:fill-color="#ffffff"/>
      <style:paragraph-properties fo:text-align="center"/>
      <style:text-properties fo:color="#333333" style:font-name="Latin Modern Mono Caps" fo:font-size="18pt"/>
    </style:style>
    <style:style style:name="P14" style:family="paragraph">
      <style:paragraph-properties fo:text-align="start"/>
      <style:text-properties fo:font-size="18pt"/>
    </style:style>
    <style:style style:name="P15" style:family="paragraph">
      <loext:graphic-properties draw:fill-color="#ffcc99"/>
      <style:paragraph-properties fo:text-align="start"/>
      <style:text-properties fo:color="#000000" fo:font-size="18pt"/>
    </style:style>
    <style:style style:name="P16" style:family="paragraph">
      <loext:graphic-properties draw:fill-color="#ffffff"/>
      <style:paragraph-properties fo:text-align="start"/>
      <style:text-properties fo:color="#000000" fo:font-size="18pt"/>
    </style:style>
    <style:style style:name="P17" style:family="paragraph">
      <loext:graphic-properties draw:fill-color="#ffffff"/>
      <style:text-properties fo:font-size="20pt"/>
    </style:style>
    <style:style style:name="T1" style:family="text">
      <style:text-properties fo:color="#ce181e" style:font-name="Latin Modern Mono Caps"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ffffff" style:font-name="FreeMono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333333" style:font-name="Latin Modern Mono Caps" fo:font-size="12pt" style:font-size-asian="12pt" style:font-size-complex="12pt"/>
    </style:style>
    <style:style style:name="T4" style:family="text">
      <style:text-properties fo:color="#000000" style:font-name="FreeMono" fo:font-size="12pt" style:font-size-asian="12pt" style:font-size-complex="12pt"/>
    </style:style>
    <style:style style:name="T5" style:family="text">
      <style:text-properties fo:color="#ccccc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4.8cm" svg:height="0.806cm" svg:x="0.3cm" svg:y="3.1cm">
          <draw:text-box>
            <text:p><text:span text:style-name="T1">Flujo investigacion</text:span></text:p>
          </draw:text-box>
        </draw:frame>
        <draw:custom-shape draw:style-name="gr2" draw:text-style-name="P3" draw:layer="layout" svg:width="7.9cm" svg:height="0.8cm" svg:x="6.7cm" svg:y="4.8cm">
          <text:p text:style-name="P2"><text:span text:style-name="T2">Transparenci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4cm" svg:height="0.8cm" svg:x="15.1cm" svg:y="4.8cm">
          <text:p text:style-name="P2"><text:span text:style-name="T2">Reproducibilida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4cm" svg:height="0.8cm" svg:x="19.9cm" svg:y="4.8cm">
          <text:p text:style-name="P2"><text:span text:style-name="T2">Acceso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8cm" svg:height="0.8cm" svg:x="6.7cm" svg:y="3.2cm">
          <text:p text:style-name="P2"><text:span text:style-name="T3">Diseño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8cm" svg:height="0.8cm" svg:x="10.9cm" svg:y="3.2cm">
          <text:p text:style-name="P2"><text:span text:style-name="T3">Recolecció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8cm" svg:height="0.8cm" svg:x="15.3cm" svg:y="3.2cm">
          <text:p text:style-name="P2"><text:span text:style-name="T3">Análisi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8cm" svg:height="0.8cm" svg:x="20cm" svg:y="3.2cm">
          <text:p text:style-name="P2"><text:span text:style-name="T3">Publicación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8cm" svg:height="1.4cm" svg:x="6.7cm" svg:y="6.9cm">
          <text:list text:style-name="L1">
            <text:list-item>
              <text:p text:style-name="P5"><text:span text:style-name="T4">Pre-regist</text:span></text:p>
            </text:list-item>
            <text:list-item>
              <text:p text:style-name="P5"><text:span text:style-name="T4">Plantillas</text:span></text:p>
            </text:list-item>
            <text:list-item>
              <text:p text:style-name="P5"><text:span text:style-name="T4">Plataformas</text:span></text:p>
            </text:list-item>
          </text:list>
          <text:p text:style-name="P2"><text:span text:style-name="T4"/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8cm" svg:height="1.4cm" svg:x="10.8cm" svg:y="6.9cm">
          <text:list text:style-name="L1">
            <text:list-item>
              <text:p text:style-name="P5"><text:span text:style-name="T4">Open data</text:span></text:p>
            </text:list-item>
            <text:list-item>
              <text:p text:style-name="P5"><text:span text:style-name="T4">Estándares</text:span></text:p>
            </text:list-item>
            <text:list-item>
              <text:p text:style-name="P5"><text:span text:style-name="T4">Repositorio</text:span></text:p>
            </text:list-item>
          </text:list>
          <text:p text:style-name="P2"><text:span text:style-name="T4"/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473cm" svg:height="2.8cm" svg:x="15.127cm" svg:y="6.9cm">
          <text:list text:style-name="L1">
            <text:list-item>
              <text:p text:style-name="P5"><text:span text:style-name="T4">Software libre</text:span></text:p>
            </text:list-item>
            <text:list-item>
              <text:p text:style-name="P5"><text:span text:style-name="T4">Texto plano</text:span></text:p>
            </text:list-item>
            <text:list-item>
              <text:p text:style-name="P5"><text:span text:style-name="T4">Doc. dinámicos</text:span></text:p>
            </text:list-item>
            <text:list-item>
              <text:p text:style-name="P5"><text:span text:style-name="T4">Versionamiento</text:span></text:p>
            </text:list-item>
            <text:list-item>
              <text:p text:style-name="P5"><text:span text:style-name="T4">Workflows</text:span></text:p>
            </text:list-item>
            <text:list-item>
              <text:p text:style-name="P5"><text:span text:style-name="T4">Repositorio</text:span></text:p>
            </text:list-item>
          </text:list>
          <text:p text:style-name="P2"><text:span text:style-name="T4"/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.473cm" svg:height="2.3cm" svg:x="19.927cm" svg:y="6.9cm">
          <text:list text:style-name="L1">
            <text:list-item>
              <text:p text:style-name="P5"><text:span text:style-name="T4">Pre-prints</text:span></text:p>
            </text:list-item>
            <text:list-item>
              <text:p text:style-name="P5"><text:span text:style-name="T4">Open access</text:span></text:p>
            </text:list-item>
            <text:list-item>
              <text:p text:style-name="P5"><text:span text:style-name="T4">Cápsulas</text:span></text:p>
            </text:list-item>
            <text:list-item>
              <text:p text:style-name="P5"><text:span text:style-name="T4">Redes sociales</text:span></text:p>
            </text:list-item>
            <text:list-item>
              <text:p text:style-name="P5"><text:span text:style-name="T4">Presentaciones</text:span></text:p>
            </text:list-item>
          </text:list>
          <text:p text:style-name="P2"><text:span text:style-name="T4"/></text:p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5.3cm" svg:height="1.361cm" svg:x="0.3cm" svg:y="4.8cm">
          <draw:text-box>
            <text:p><text:span text:style-name="T1">Áreas ciencia abierta </text:span></text:p>
          </draw:text-box>
        </draw:frame>
        <draw:frame draw:style-name="gr8" draw:text-style-name="P1" draw:layer="layout" svg:width="5.3cm" svg:height="1.361cm" svg:x="0.3cm" svg:y="6.801cm">
          <draw:text-box>
            <text:p><text:span text:style-name="T1">Herramientas</text:span></text:p>
          </draw:text-box>
        </draw:frame>
        <draw:line draw:style-name="gr9" draw:text-style-name="P7" draw:layer="layout" svg:x1="0.6cm" svg:y1="4.306cm" svg:x2="24.8cm" svg:y2="4.3cm">
          <text:p/>
        </draw:line>
        <draw:line draw:style-name="gr9" draw:text-style-name="P7" draw:layer="layout" svg:x1="0.6cm" svg:y1="6.206cm" svg:x2="24.8cm" svg:y2="6.2cm">
          <text:p/>
        </draw:line>
        <draw:line draw:style-name="gr10" draw:text-style-name="P7" draw:layer="layout" svg:x1="9.8cm" svg:y1="3.6cm" svg:x2="11.2cm" svg:y2="3.6cm">
          <text:p/>
        </draw:line>
        <draw:line draw:style-name="gr10" draw:text-style-name="P7" draw:layer="layout" svg:x1="14.5cm" svg:y1="3.6cm" svg:x2="15.9cm" svg:y2="3.6cm">
          <text:p/>
        </draw:line>
        <draw:line draw:style-name="gr10" draw:text-style-name="P7" draw:layer="layout" svg:x1="18.8cm" svg:y1="3.6cm" svg:x2="20.2cm" svg:y2="3.6cm">
          <text:p/>
        </draw:line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4.8cm" svg:height="0.806cm" svg:x="1.601cm" svg:y="1.701cm">
          <draw:text-box>
            <text:p><text:span text:style-name="T1">Flujo investigacion</text:span></text:p>
          </draw:text-box>
        </draw:frame>
        <draw:custom-shape draw:style-name="gr2" draw:text-style-name="P3" draw:layer="layout" svg:width="7.9cm" svg:height="0.8cm" svg:x="8.4cm" svg:y="3.4cm">
          <text:p text:style-name="P2"><text:span text:style-name="T2">Transparenci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4cm" svg:height="0.8cm" svg:x="16.6cm" svg:y="3.4cm">
          <text:p text:style-name="P2"><text:span text:style-name="T2">Reproducibilida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4cm" svg:height="0.8cm" svg:x="21.3cm" svg:y="3.4cm">
          <text:p text:style-name="P2"><text:span text:style-name="T2">Acceso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8cm" svg:height="0.8cm" svg:x="8.001cm" svg:y="1.801cm">
          <text:p text:style-name="P2"><text:span text:style-name="T3">Diseño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8cm" svg:height="0.8cm" svg:x="12.201cm" svg:y="1.801cm">
          <text:p text:style-name="P2"><text:span text:style-name="T3">Recolecció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8cm" svg:height="0.8cm" svg:x="16.601cm" svg:y="1.801cm">
          <text:p text:style-name="P2"><text:span text:style-name="T3">Análisi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8cm" svg:height="0.8cm" svg:x="21.301cm" svg:y="1.801cm">
          <text:p text:style-name="P2"><text:span text:style-name="T3">Publicación</text:span></text:p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5.3cm" svg:height="1.361cm" svg:x="1.601cm" svg:y="3.501cm">
          <draw:text-box>
            <text:p><text:span text:style-name="T1">Áreas ciencia abierta </text:span></text:p>
          </draw:text-box>
        </draw:frame>
        <draw:line draw:style-name="gr9" draw:text-style-name="P7" draw:layer="layout" svg:x1="1.901cm" svg:y1="2.907cm" svg:x2="26.101cm" svg:y2="2.901cm">
          <text:p/>
        </draw:line>
        <draw:line draw:style-name="gr9" draw:text-style-name="P7" draw:layer="layout" svg:x1="1.901cm" svg:y1="4.807cm" svg:x2="26.101cm" svg:y2="4.801cm">
          <text:p/>
        </draw:line>
        <draw:line draw:style-name="gr10" draw:text-style-name="P7" draw:layer="layout" svg:x1="11.101cm" svg:y1="2.201cm" svg:x2="12.501cm" svg:y2="2.201cm">
          <text:p/>
        </draw:line>
        <draw:line draw:style-name="gr10" draw:text-style-name="P7" draw:layer="layout" svg:x1="15.801cm" svg:y1="2.201cm" svg:x2="17.201cm" svg:y2="2.201cm">
          <text:p/>
        </draw:line>
        <draw:line draw:style-name="gr10" draw:text-style-name="P7" draw:layer="layout" svg:x1="20.101cm" svg:y1="2.201cm" svg:x2="21.501cm" svg:y2="2.201cm">
          <text:p/>
        </draw:line>
        <draw:frame draw:style-name="gr12" draw:text-style-name="P9" draw:layer="layout" svg:width="0.875cm" svg:height="0.962cm" svg:x="0.8cm" svg:y="1cm">
          <draw:text-box>
            <text:p><text:span text:style-name="T5">+</text:span></text:p>
          </draw:text-box>
        </draw:frame>
        <draw:frame draw:style-name="gr12" draw:text-style-name="P9" draw:layer="layout" svg:width="0.875cm" svg:height="0.962cm" svg:x="26.4cm" svg:y="5.2cm">
          <draw:text-box>
            <text:p><text:span text:style-name="T5">+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4.8cm" svg:height="0.806cm" svg:x="0.3cm" svg:y="3.1cm">
          <draw:text-box>
            <text:p text:style-name="P10"><text:span text:style-name="T1">Flujo investigacion</text:span></text:p>
          </draw:text-box>
        </draw:frame>
        <draw:custom-shape draw:style-name="gr2" draw:text-style-name="P12" draw:layer="layout" svg:width="7.9cm" svg:height="0.8cm" svg:x="6.7cm" svg:y="4.8cm">
          <text:p text:style-name="P11"><text:span text:style-name="T2">Transparencia</text:span></text:p>
          <draw:enhanced-geometry svg:viewBox="0 0 21600 21600" draw:type="rectangle" draw:enhanced-path="M 0 0 L 21600 0 21600 21600 0 21600 0 0 Z N"/>
        </draw:custom-shape>
        <draw:custom-shape draw:style-name="gr3" draw:text-style-name="P12" draw:layer="layout" svg:width="4.4cm" svg:height="0.8cm" svg:x="15.1cm" svg:y="4.8cm">
          <text:p text:style-name="P11"><text:span text:style-name="T2">Reproducibilidad</text:span></text:p>
          <draw:enhanced-geometry svg:viewBox="0 0 21600 21600" draw:type="rectangle" draw:enhanced-path="M 0 0 L 21600 0 21600 21600 0 21600 0 0 Z N"/>
        </draw:custom-shape>
        <draw:custom-shape draw:style-name="gr3" draw:text-style-name="P12" draw:layer="layout" svg:width="4.4cm" svg:height="0.8cm" svg:x="19.9cm" svg:y="4.8cm">
          <text:p text:style-name="P11"><text:span text:style-name="T2">Acceso</text:span>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3.8cm" svg:height="0.8cm" svg:x="6.7cm" svg:y="3.2cm">
          <text:p text:style-name="P11"><text:span text:style-name="T3">Diseño</text:span>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3.8cm" svg:height="0.8cm" svg:x="10.9cm" svg:y="3.2cm">
          <text:p text:style-name="P11"><text:span text:style-name="T3">Recolección</text:span>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3.8cm" svg:height="0.8cm" svg:x="15.3cm" svg:y="3.2cm">
          <text:p text:style-name="P11"><text:span text:style-name="T3">Análisis</text:span>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3.8cm" svg:height="0.8cm" svg:x="20cm" svg:y="3.2cm">
          <text:p text:style-name="P11"><text:span text:style-name="T3">Publicación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3.9cm" svg:height="1.7cm" svg:x="6.7cm" svg:y="6.9cm">
          <text:list text:style-name="L1">
            <text:list-item>
              <text:p text:style-name="P14"><text:span text:style-name="T4">Pre-regist</text:span></text:p>
            </text:list-item>
            <text:list-item>
              <text:p text:style-name="P14"><text:span text:style-name="T4">Plantillas</text:span></text:p>
            </text:list-item>
            <text:list-item>
              <text:p text:style-name="P14"><text:span text:style-name="T4">Plataformas</text:span></text:p>
            </text:list-item>
          </text:list>
          <text:p text:style-name="P11"><text:span text:style-name="T4"/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3.6cm" svg:height="1.4cm" svg:x="11cm" svg:y="6.9cm">
          <text:list text:style-name="L1">
            <text:list-item>
              <text:p text:style-name="P14"><text:span text:style-name="T4">Open data</text:span></text:p>
            </text:list-item>
            <text:list-item>
              <text:p text:style-name="P14"><text:span text:style-name="T4">Estándares</text:span></text:p>
            </text:list-item>
            <text:list-item>
              <text:p text:style-name="P14"><text:span text:style-name="T4">Repo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6" draw:text-style-name="P16" draw:layer="layout" svg:width="4.473cm" svg:height="2.8cm" svg:x="15.127cm" svg:y="6.9cm">
          <text:list text:style-name="L1">
            <text:list-item>
              <text:p text:style-name="P14"><text:span text:style-name="T4">Software libre</text:span></text:p>
            </text:list-item>
            <text:list-item>
              <text:p text:style-name="P14"><text:span text:style-name="T4">Texto plano</text:span></text:p>
            </text:list-item>
            <text:list-item>
              <text:p text:style-name="P14"><text:span text:style-name="T4">Doc. dinámicos</text:span></text:p>
            </text:list-item>
            <text:list-item>
              <text:p text:style-name="P14"><text:span text:style-name="T4">Versionamiento</text:span></text:p>
            </text:list-item>
            <text:list-item>
              <text:p text:style-name="P14"><text:span text:style-name="T4">Workflows</text:span></text:p>
            </text:list-item>
            <text:list-item>
              <text:p text:style-name="P14"><text:span text:style-name="T4">Repositorio</text:span></text:p>
            </text:list-item>
          </text:list>
          <text:p text:style-name="P11"><text:span text:style-name="T4"/></text:p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4.473cm" svg:height="2.3cm" svg:x="19.927cm" svg:y="6.9cm">
          <text:list text:style-name="L1">
            <text:list-item>
              <text:p text:style-name="P14"><text:span text:style-name="T4">Pre-prints</text:span></text:p>
            </text:list-item>
            <text:list-item>
              <text:p text:style-name="P14"><text:span text:style-name="T4">Open access</text:span></text:p>
            </text:list-item>
            <text:list-item>
              <text:p text:style-name="P14"><text:span text:style-name="T4">Cápsulas</text:span></text:p>
            </text:list-item>
            <text:list-item>
              <text:p text:style-name="P14"><text:span text:style-name="T4">Redes sociales</text:span></text:p>
            </text:list-item>
            <text:list-item>
              <text:p text:style-name="P14"><text:span text:style-name="T4">Presentaciones</text:span></text:p>
            </text:list-item>
          </text:list>
          <text:p text:style-name="P11"><text:span text:style-name="T4"/></text:p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5.3cm" svg:height="1.361cm" svg:x="0.3cm" svg:y="4.8cm">
          <draw:text-box>
            <text:p text:style-name="P10"><text:span text:style-name="T1">Áreas ciencia abierta </text:span></text:p>
          </draw:text-box>
        </draw:frame>
        <draw:frame draw:style-name="gr8" draw:text-style-name="P1" draw:layer="layout" svg:width="5.3cm" svg:height="1.361cm" svg:x="0.3cm" svg:y="6.801cm">
          <draw:text-box>
            <text:p text:style-name="P10"><text:span text:style-name="T1">Herramientas</text:span></text:p>
          </draw:text-box>
        </draw:frame>
        <draw:line draw:style-name="gr9" draw:text-style-name="P7" draw:layer="layout" svg:x1="0.6cm" svg:y1="4.306cm" svg:x2="24.8cm" svg:y2="4.3cm">
          <text:p/>
        </draw:line>
        <draw:line draw:style-name="gr9" draw:text-style-name="P7" draw:layer="layout" svg:x1="0.6cm" svg:y1="6.206cm" svg:x2="24.8cm" svg:y2="6.2cm">
          <text:p/>
        </draw:line>
        <draw:line draw:style-name="gr10" draw:text-style-name="P7" draw:layer="layout" svg:x1="9.8cm" svg:y1="3.6cm" svg:x2="11.2cm" svg:y2="3.6cm">
          <text:p/>
        </draw:line>
        <draw:line draw:style-name="gr10" draw:text-style-name="P7" draw:layer="layout" svg:x1="14.5cm" svg:y1="3.6cm" svg:x2="15.9cm" svg:y2="3.6cm">
          <text:p/>
        </draw:line>
        <draw:line draw:style-name="gr10" draw:text-style-name="P7" draw:layer="layout" svg:x1="18.8cm" svg:y1="3.6cm" svg:x2="20.2cm" svg:y2="3.6cm">
          <text:p/>
        </draw:line>
        <presentation:notes draw:style-name="dp2">
          <draw:page-thumbnail draw:style-name="gr11" draw:layer="layout" svg:width="18.624cm" svg:height="10.476cm" svg:x="1.482cm" svg:y="2.123cm" draw:page-number="3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ono Caps" svg:font-family="'Latin Modern Mono Caps'" style:font-pitch="fixed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Ultrafine_20_Dashed" svg:stroke-color="#666666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31T19:46:12.043949327</meta:creation-date>
    <dc:date>2021-08-10T09:30:49.600207877</dc:date>
    <meta:editing-duration>PT13H10M50S</meta:editing-duration>
    <meta:editing-cycles>10</meta:editing-cycles>
    <meta:generator>LibreOffice/6.0.7.3$Linux_X86_64 LibreOffice_project/00m0$Build-3</meta:generator>
    <meta:document-statistic meta:object-count="81"/>
  </office:meta>
</office:document-meta>
</file>